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style:font-size-asian="10pt" style:font-size-complex="10pt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style:font-name="Envy Code R VS" fo:font-size="10pt" style:font-size-asian="10pt" style:font-size-complex="10pt"/>
    </style:style>
    <style:style style:name="P3" style:family="paragraph" style:parent-style-name="Standard">
      <style:text-properties style:font-name="Envy Code R VS" fo:font-size="10pt" style:font-size-asian="10pt" style:font-size-complex="10pt"/>
    </style:style>
    <style:style style:name="T1" style:family="text">
      <style:text-properties fo:color="#8ac6f2" style:font-name="Consolas" style:font-name-asian="Consolas" style:font-name-complex="Consolas"/>
    </style:style>
    <style:style style:name="T2" style:family="text">
      <style:text-properties fo:color="#e8f3f6" style:font-name="Consolas" style:font-name-asian="Consolas" style:font-name-complex="Consolas"/>
    </style:style>
    <style:style style:name="T3" style:family="text">
      <style:text-properties fo:color="#e5786d" style:font-name="Consolas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_01:</text:p>
      <text:p text:style-name="P1"/>
      <text:p text:style-name="P1">Cuando invocamos:</text:p>
      <text:p text:style-name="P1"/>
      <text:p text:style-name="P2"><text:span text:style-name="T1">public</text:span><text:span text:style-name="T2"> </text:span><text:span text:style-name="T1">bool</text:span><text:span text:style-name="T2"> has_the_same_identity_as(</text:span><text:span text:style-name="T3">ICargo</text:span><text:span text:style-name="T2"> the_other_entity)</text:span></text:p>
      <text:p text:style-name="P1"/>
      <text:p text:style-name="P1">deberiamos comprobar que the_other_entity no sea null.</text:p>
      <text:p text:style-name="P1"/>
      <text:p text:style-name="P1">TODO_02:</text:p>
      <text:p text:style-name="P1"/>
      <text:p text:style-name="P1">Recuerda investigar mas sobre origenes "Context/Specification".</text:p>
      <text:p text:style-name="P1"/>
      <text:p text:style-name="P1">TODO_03: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6M59S</meta:editing-duration>
    <meta:editing-cycles>4</meta:editing-cycles>
    <meta:generator>OpenOffice.org/3.2$Win32 OpenOffice.org_project/320m12$Build-9483</meta:generator>
    <dc:date>2010-06-12T11:27:25.01</dc:date>
    <meta:document-statistic meta:table-count="0" meta:image-count="0" meta:object-count="0" meta:page-count="1" meta:paragraph-count="7" meta:word-count="22" meta:character-count="219"/>
    <meta:user-defined meta:name="Info 1"/>
    <meta:user-defined meta:name="Info 2"/>
    <meta:user-defined meta:name="Info 3"/>
    <meta:user-defined meta:name="Info 4"/>
  </office:meta>
</office:document-meta>
</file>